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>#Discrete-time Logistic Population Growth Simulations</text:p>
      <text:p text:style-name="P2">#August 15, 2014</text:p>
      <text:p text:style-name="P3">#By Stephen B. Heard</text:p>
      <text:p text:style-name="P4">#Non-commercial use permitted.</text:p>
      <text:p text:style-name="P5"/>
      <text:p text:style-name="P6">#Set number of generations to plot</text:p>
      <text:p text:style-name="P7">PlotGen &lt;- 200</text:p>
      <text:p text:style-name="P8"/>
      <text:p text:style-name="P9">###Set parameters for simulation 1###</text:p>
      <text:p text:style-name="P10"/>
      <text:p text:style-name="P11"># set initial population size</text:p>
      <text:p text:style-name="P12">N0 &lt;- 10</text:p>
      <text:p text:style-name="P13"/>
      <text:p text:style-name="P14">#Set R</text:p>
      <text:p text:style-name="P15">R &lt;- 3</text:p>
      <text:p text:style-name="P16"/>
      <text:p text:style-name="P17">#Set K</text:p>
      <text:p text:style-name="P18">K &lt;- 500</text:p>
      <text:p text:style-name="P19"/>
      <text:p text:style-name="P20"/>
      <text:p text:style-name="P21">###Run simulation###</text:p>
      <text:p text:style-name="P22"/>
      <text:p text:style-name="P23"># initialize vector to hold results<text:s/></text:p>
      <text:p text:style-name="P24">PopSize &lt;- N0<text:s/></text:p>
      <text:p text:style-name="P25"/>
      <text:p text:style-name="P26"># create variable to hold the current population size</text:p>
      <text:p text:style-name="P27">PopNow &lt;- N0<text:s/></text:p>
      <text:p text:style-name="P28"/>
      <text:p text:style-name="P29"># calculate population sizes and append to popsize</text:p>
      <text:p text:style-name="P30">for(i in 1:PlotGen) {<text:s/></text:p>
      <text:p text:style-name="P31"><text:s text:c="8"/>PopNow &lt;- PopNow + PopNow*R*(1-PopNow/K) <text:s text:c="3"/>#discrete logistic</text:p>
      <text:p text:style-name="P32"><text:s text:c="8"/>if (PopNow &lt; 0) {PopNow &lt;- 0}</text:p>
      <text:p text:style-name="P33"><text:s text:c="8"/>PopSize &lt;- c(PopSize,PopNow) <text:s text:c="15"/>#add result to vector</text:p>
      <text:p text:style-name="P34">}</text:p>
      <text:p text:style-name="P35"/>
      <text:p text:style-name="P36"/>
      <text:p text:style-name="P37">###Plot results###</text:p>
      <text:p text:style-name="P38"/>
      <text:p text:style-name="P39">tvals &lt;- 1:length(PopSize) #create a vector of time values equal to length of results vector</text:p>
      <text:p text:style-name="P40"/>
      <text:p text:style-name="P41">plot(tvals[1:PlotGen], PopSize[1:PlotGen],type="o",col="red",<text:s/></text:p>
      <text:p text:style-name="P42">xlab="Generation",ylab="Population size",pch=16,cex=.75)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nsolas"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ve</meta:initial-creator>
    <dc:creator>Steve</dc:creator>
    <meta:creation-date>2016-02-27T15:47:00Z</meta:creation-date>
    <dc:date>2016-02-27T15:4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4" meta:character-count="966" meta:row-count="6" meta:non-whitespace-character-count="823"/>
  </office:meta>
</office:document-meta>
</file>